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2" style:family="paragraph" style:parent-style-name="Default">
      <style:text-properties officeooo:paragraph-rsid="00249418"/>
    </style:style>
    <style:style style:name="P43" style:family="paragraph" style:parent-style-name="Default">
      <style:paragraph-properties fo:text-align="center" style:justify-single-word="false"/>
      <style:text-properties fo:color="#000000" loext:opacity="100%" officeooo:paragraph-rsid="00249418"/>
    </style:style>
    <style:style style:name="P44" style:family="paragraph" style:parent-style-name="Standard">
      <style:paragraph-properties fo:text-align="justify" style:justify-single-word="false"/>
      <style:text-properties fo:color="#000000" loext:opacity="100%" officeooo:paragraph-rsid="0058350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6"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7"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9"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50"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1" style:family="paragraph" style:parent-style-name="Default">
      <style:text-properties officeooo:paragraph-rsid="003c935a"/>
    </style:style>
    <style:style style:name="P52" style:family="paragraph" style:parent-style-name="Default">
      <style:text-properties officeooo:paragraph-rsid="0040a7ec"/>
    </style:style>
    <style:style style:name="P53" style:family="paragraph" style:parent-style-name="Default">
      <style:paragraph-properties fo:margin-left="3.9335in" fo:margin-right="0in" fo:text-indent="0in" style:auto-text-indent="false"/>
      <style:text-properties officeooo:paragraph-rsid="0040a7ec"/>
    </style:style>
    <style:style style:name="P54"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5" style:family="paragraph" style:parent-style-name="Default">
      <style:paragraph-properties fo:line-height="150%" fo:text-align="justify" style:justify-single-word="false"/>
      <style:text-properties officeooo:paragraph-rsid="00583507"/>
    </style:style>
    <style:style style:name="P56" style:family="paragraph" style:parent-style-name="Default">
      <style:paragraph-properties fo:line-height="150%" fo:text-align="justify" style:justify-single-word="false"/>
      <style:text-properties officeooo:paragraph-rsid="00647ecb"/>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9" style:family="paragraph" style:parent-style-name="Default">
      <style:paragraph-properties fo:line-height="150%"/>
      <style:text-properties officeooo:paragraph-rsid="00583507"/>
    </style:style>
    <style:style style:name="P60"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1" style:family="paragraph" style:parent-style-name="Default">
      <style:text-properties officeooo:paragraph-rsid="006c2b49"/>
    </style:style>
    <style:style style:name="P62" style:family="paragraph" style:parent-style-name="Default">
      <style:text-properties officeooo:paragraph-rsid="006cab82"/>
    </style:style>
    <style:style style:name="P63"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4"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5"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6"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70" style:family="paragraph" style:parent-style-name="List_20_Paragraph">
      <style:paragraph-properties fo:margin-left="0.6898in" fo:margin-right="0in" fo:text-indent="0in" style:auto-text-indent="false"/>
      <style:text-properties officeooo:paragraph-rsid="00761b25"/>
    </style:style>
    <style:style style:name="P71"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2" style:family="paragraph" style:parent-style-name="Text_20_body">
      <style:paragraph-properties fo:text-align="start" style:justify-single-word="false"/>
      <style:text-properties officeooo:paragraph-rsid="017bc49e"/>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82"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83" style:family="paragraph" style:parent-style-name="Text_20_body">
      <style:paragraph-properties fo:text-align="justify" style:justify-single-word="false"/>
      <style:text-properties style:font-name="Times New Roman" fo:font-size="14pt"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7"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89" style:family="paragraph" style:parent-style-name="Text_20_body">
      <style:paragraph-properties fo:text-align="justify" style:justify-single-word="false"/>
      <style:text-properties fo:language="uk" fo:country="UA" officeooo:paragraph-rsid="00b1ce99"/>
    </style:style>
    <style:style style:name="P90"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91" style:family="paragraph" style:parent-style-name="Standard" style:master-page-name="Converted5">
      <style:paragraph-properties fo:text-align="center" style:justify-single-word="false" style:page-number="auto" fo:break-before="page"/>
    </style:style>
    <style:style style:name="P92"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95"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96"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97"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98" style:family="paragraph" style:parent-style-name="Default" style:list-style-name="WWNum3">
      <style:paragraph-properties fo:margin-left="0in" fo:margin-right="0in" fo:line-height="150%" fo:text-indent="-0.25in" style:auto-text-indent="false"/>
      <style:text-properties officeooo:paragraph-rsid="00583507"/>
    </style:style>
    <style:style style:name="P99" style:family="paragraph" style:parent-style-name="Default" style:list-style-name="WWNum3">
      <style:paragraph-properties fo:margin-left="0.5in" fo:margin-right="0in" fo:line-height="150%" fo:text-indent="-0.5in" style:auto-text-indent="false"/>
      <style:text-properties officeooo:paragraph-rsid="00583507"/>
    </style:style>
    <style:style style:name="P100"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1"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02" style:family="paragraph" style:parent-style-name="Heading_20_1" style:list-style-name="L4">
      <style:paragraph-properties fo:text-align="center" style:justify-single-word="false" fo:break-before="page"/>
      <style:text-properties officeooo:paragraph-rsid="012fb3ef"/>
    </style:style>
    <style:style style:name="P103"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04"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05" style:family="paragraph" style:parent-style-name="Text_20_body" style:list-style-name="L9">
      <style:paragraph-properties fo:text-align="justify" style:justify-single-word="false"/>
      <style:text-properties style:font-name="Times New Roman" fo:font-size="14pt" fo:language="uk" fo:country="UA" officeooo:paragraph-rsid="00ac09c2" style:font-size-asian="14pt" style:font-size-complex="14pt"/>
    </style:style>
    <style:style style:name="P106"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7"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8"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09"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1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111" style:family="paragraph" style:parent-style-name="Text_20_body" style:list-style-name="L9">
      <style:paragraph-properties fo:text-align="start" style:justify-single-word="false"/>
      <style:text-properties style:font-name="Times New Roman" fo:font-size="14pt" fo:language="uk" fo:country="UA" officeooo:paragraph-rsid="00ac09c2" style:font-size-asian="14pt" style:font-size-complex="14pt"/>
    </style:style>
    <style:style style:name="P112" style:family="paragraph" style:parent-style-name="Text_20_body" style:list-style-name="L9"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13"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14"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15"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16" style:family="paragraph" style:parent-style-name="Text_20_body" style:list-style-name="L5">
      <style:paragraph-properties fo:text-align="start" style:justify-single-word="false"/>
      <style:text-properties officeooo:paragraph-rsid="017bc49e"/>
    </style:style>
    <style:style style:name="P117" style:family="paragraph" style:parent-style-name="Text_20_body" style:list-style-name="L6">
      <style:paragraph-properties fo:text-align="start" style:justify-single-word="false"/>
      <style:text-properties officeooo:paragraph-rsid="01401d9e"/>
    </style:style>
    <style:style style:name="P118" style:family="paragraph" style:parent-style-name="Text_20_body">
      <style:paragraph-properties fo:text-align="start" style:justify-single-word="false"/>
      <style:text-properties officeooo:paragraph-rsid="017bc49e"/>
    </style:style>
    <style:style style:name="P119" style:family="paragraph" style:parent-style-name="Text_20_body" style:list-style-name="L9">
      <style:paragraph-properties fo:text-align="start" style:justify-single-word="false"/>
      <style:text-properties officeooo:paragraph-rsid="015e549d"/>
    </style:style>
    <style:style style:name="P120" style:family="paragraph" style:parent-style-name="Text_20_body" style:list-style-name="L9">
      <style:paragraph-properties fo:text-align="start" style:justify-single-word="false"/>
      <style:text-properties officeooo:paragraph-rsid="01631311"/>
    </style:style>
    <style:style style:name="P121" style:family="paragraph" style:parent-style-name="Text_20_body" style:list-style-name="L9">
      <style:paragraph-properties fo:text-align="start" style:justify-single-word="false" fo:break-before="page"/>
      <style:text-properties fo:language="uk" fo:country="UA" officeooo:paragraph-rsid="015af9ab"/>
    </style:style>
    <style:style style:name="P122" style:family="paragraph" style:parent-style-name="Text_20_body" style:list-style-name="L9">
      <style:paragraph-properties fo:text-align="start" style:justify-single-word="false"/>
      <style:text-properties fo:language="uk" fo:country="UA" officeooo:paragraph-rsid="015af9ab"/>
    </style:style>
    <style:style style:name="P123" style:family="paragraph" style:parent-style-name="Text_20_body" style:list-style-name="L9">
      <style:paragraph-properties fo:text-align="start" style:justify-single-word="false"/>
      <style:text-properties fo:language="uk" fo:country="UA" officeooo:paragraph-rsid="00c8fc93"/>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style:text-underline-style="solid" style:text-underline-width="auto" style:text-underline-color="font-color" style:font-size-asian="14pt" style:font-size-complex="14pt"/>
    </style:style>
    <style:style style:name="T10" style:family="text">
      <style:text-properties fo:font-size="14pt" fo:language="uk" fo:country="UA" fo:font-style="normal" officeooo:rsid="001bae47" style:font-size-asian="14pt" style:font-style-asian="normal" style:font-size-complex="14pt" style:font-style-complex="normal"/>
    </style:style>
    <style:style style:name="T11" style:family="text">
      <style:text-properties fo:font-size="14pt" fo:language="ru" fo:country="RU" style:font-size-asian="14pt" style:font-size-complex="14pt"/>
    </style:style>
    <style:style style:name="T12" style:family="text">
      <style:text-properties fo:font-size="14pt" fo:language="ru" fo:country="RU" fo:font-style="normal" officeooo:rsid="001bae47" style:font-size-asian="14pt" style:font-style-asian="normal" style:font-size-complex="14pt" style:font-style-complex="normal"/>
    </style:style>
    <style:style style:name="T13" style:family="text">
      <style:text-properties fo:font-size="14pt" fo:language="en" fo:country="US" fo:font-style="normal" officeooo:rsid="001bae47" style:font-size-asian="14pt" style:font-style-asian="normal" style:font-size-complex="14pt" style:font-style-complex="normal"/>
    </style:style>
    <style:style style:name="T14" style:family="text">
      <style:text-properties fo:color="#0070c0" loext:opacity="100%" fo:font-size="14pt" fo:language="uk" fo:country="UA" style:font-size-asian="14pt" style:font-size-complex="14pt"/>
    </style:style>
    <style:style style:name="T15" style:family="text">
      <style:text-properties fo:color="#0070c0" loext:opacity="100%" fo:font-size="14pt" fo:language="ru" fo:country="RU" style:font-size-asian="14pt" style:font-size-complex="14pt"/>
    </style:style>
    <style:style style:name="T16" style:family="text">
      <style:text-properties fo:font-size="8pt" fo:language="ru" fo:country="RU" style:font-size-asian="8pt" style:font-size-complex="8pt"/>
    </style:style>
    <style:style style:name="T17" style:family="text">
      <style:text-properties fo:font-size="8pt" style:font-size-asian="8pt" style:font-size-complex="8pt"/>
    </style:style>
    <style:style style:name="T18" style:family="text">
      <style:text-properties fo:color="#000000" loext:opacity="100%" fo:font-size="14pt" fo:language="uk" fo:country="UA" fo:font-weight="bold" style:font-size-asian="14pt" style:font-weight-asian="bold" style:font-size-complex="14pt"/>
    </style:style>
    <style:style style:name="T19" style:family="text">
      <style:text-properties fo:color="#000000" loext:opacity="100%" fo:font-size="14pt" fo:language="uk" fo:country="UA" style:font-size-asian="14pt" style:font-size-complex="14pt"/>
    </style:style>
    <style:style style:name="T20" style:family="text">
      <style:text-properties fo:color="#000000" loext:opacity="100%" fo:font-size="14pt" fo:language="uk" fo:country="UA" officeooo:rsid="002945be" style:font-size-asian="14pt" style:font-size-complex="14pt"/>
    </style:style>
    <style:style style:name="T21" style:family="text">
      <style:text-properties fo:color="#000000" loext:opacity="100%" fo:font-size="14pt" fo:language="uk" fo:country="UA" officeooo:rsid="0043ebeb" style:font-size-asian="14pt" style:font-size-complex="14pt"/>
    </style:style>
    <style:style style:name="T22" style:family="text">
      <style:text-properties fo:color="#000000" loext:opacity="100%" fo:font-size="14pt" fo:language="uk" fo:country="UA" officeooo:rsid="0053555f" style:font-size-asian="14pt" style:font-size-complex="14pt"/>
    </style:style>
    <style:style style:name="T23" style:family="text">
      <style:text-properties fo:color="#000000" loext:opacity="100%" fo:font-size="14pt" fo:language="uk" fo:country="UA" officeooo:rsid="00555453" style:font-size-asian="14pt" style:font-size-complex="14pt"/>
    </style:style>
    <style:style style:name="T24" style:family="text">
      <style:text-properties fo:color="#000000" loext:opacity="100%" fo:font-size="14pt" fo:language="uk" fo:country="UA" officeooo:rsid="0061d7ac" style:font-size-asian="14pt" style:font-size-complex="14pt"/>
    </style:style>
    <style:style style:name="T25" style:family="text">
      <style:text-properties fo:color="#000000" loext:opacity="100%" fo:font-size="14pt" fo:language="uk" fo:country="UA" officeooo:rsid="00628252" style:font-size-asian="14pt" style:font-size-complex="14pt"/>
    </style:style>
    <style:style style:name="T26" style:family="text">
      <style:text-properties fo:color="#000000" loext:opacity="100%" fo:font-size="14pt" fo:language="uk" fo:country="UA" officeooo:rsid="006bbf38" style:font-size-asian="14pt" style:font-size-complex="14pt"/>
    </style:style>
    <style:style style:name="T27"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8"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9" style:family="text">
      <style:text-properties fo:color="#000000" loext:opacity="100%" fo:font-size="14pt" fo:language="ru" fo:country="RU" fo:font-weight="bold" style:font-size-asian="14pt" style:font-weight-asian="bold" style:font-size-complex="14pt"/>
    </style:style>
    <style:style style:name="T30" style:family="text">
      <style:text-properties fo:color="#000000" loext:opacity="100%" fo:font-size="14pt" fo:language="ru" fo:country="RU" style:font-size-asian="14pt" style:font-size-complex="14pt"/>
    </style:style>
    <style:style style:name="T31" style:family="text">
      <style:text-properties fo:color="#000000" loext:opacity="100%" fo:font-size="14pt" fo:language="ru" fo:country="RU" style:text-underline-style="solid" style:text-underline-width="auto" style:text-underline-color="font-color" style:font-size-asian="14pt" style:font-size-complex="14pt"/>
    </style:style>
    <style:style style:name="T32" style:family="text">
      <style:text-properties fo:color="#000000" loext:opacity="100%" fo:font-size="14pt" fo:font-weight="bold" style:font-size-asian="14pt" style:font-weight-asian="bold" style:font-size-complex="14pt"/>
    </style:style>
    <style:style style:name="T33" style:family="text">
      <style:text-properties fo:color="#000000" loext:opacity="100%" fo:font-size="14pt" style:font-size-asian="14pt" style:font-size-complex="14pt"/>
    </style:style>
    <style:style style:name="T34" style:family="text">
      <style:text-properties fo:color="#000000" loext:opacity="100%" fo:language="ru" fo:country="RU"/>
    </style:style>
    <style:style style:name="T35"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af5b8b" style:font-size-asian="14pt" style:font-size-complex="14pt"/>
    </style:style>
    <style:style style:name="T38" style:family="text">
      <style:text-properties style:font-name="Times New Roman" fo:font-size="14pt" officeooo:rsid="00b25774" style:font-size-asian="14pt" style:font-size-complex="14pt"/>
    </style:style>
    <style:style style:name="T39" style:family="text">
      <style:text-properties style:font-name="Times New Roman" fo:font-size="14pt" officeooo:rsid="019cdbb0" style:font-size-asian="14pt" style:font-size-complex="14pt"/>
    </style:style>
    <style:style style:name="T40" style:family="text">
      <style:text-properties style:font-name="Times New Roman" fo:font-size="14pt" officeooo:rsid="019ed935" style:font-size-asian="14pt" style:font-size-complex="14pt"/>
    </style:style>
    <style:style style:name="T41" style:family="text">
      <style:text-properties style:font-name="Times New Roman" fo:font-size="14pt" officeooo:rsid="019f409a" style:font-size-asian="14pt" style:font-size-complex="14pt"/>
    </style:style>
    <style:style style:name="T42" style:family="text">
      <style:text-properties style:font-name="Times New Roman" fo:font-size="14pt" fo:language="uk" fo:country="UA" style:font-size-asian="14pt" style:font-size-complex="14pt"/>
    </style:style>
    <style:style style:name="T43" style:family="text">
      <style:text-properties style:font-name="Times New Roman" fo:font-size="14pt" fo:language="uk" fo:country="UA" officeooo:rsid="013b4165" style:font-size-asian="14pt" style:font-size-complex="14pt"/>
    </style:style>
    <style:style style:name="T44" style:family="text">
      <style:text-properties style:font-name="Times New Roman" fo:font-size="14pt" fo:language="uk" fo:country="UA" officeooo:rsid="01401d9e" style:font-size-asian="14pt" style:font-size-complex="14pt"/>
    </style:style>
    <style:style style:name="T45" style:family="text">
      <style:text-properties style:font-name="Times New Roman" fo:font-size="14pt" fo:language="uk" fo:country="UA" officeooo:rsid="019f54f2" style:font-size-asian="14pt" style:font-size-complex="14pt"/>
    </style:style>
    <style:style style:name="T46" style:family="text">
      <style:text-properties style:font-name="Times New Roman" fo:font-size="14pt" fo:language="uk" fo:country="UA" officeooo:rsid="01a04ac0" style:font-size-asian="14pt" style:font-size-complex="14pt"/>
    </style:style>
    <style:style style:name="T47" style:family="text">
      <style:text-properties style:font-name="Times New Roman" fo:font-size="14pt" fo:language="uk" fo:country="UA" officeooo:rsid="01a21c80" style:font-size-asian="14pt" style:font-size-complex="14pt"/>
    </style:style>
    <style:style style:name="T48" style:family="text">
      <style:text-properties style:font-name="Times New Roman" fo:font-size="14pt" fo:language="uk" fo:country="UA" officeooo:rsid="01a3b19d" style:font-size-asian="14pt" style:font-size-complex="14pt"/>
    </style:style>
    <style:style style:name="T49" style:family="text">
      <style:text-properties style:font-name="Times New Roman" fo:font-size="14pt" fo:language="uk" fo:country="UA" fo:font-weight="bold" style:font-size-asian="14pt" style:font-weight-asian="bold" style:font-size-complex="14pt" style:font-weight-complex="bold"/>
    </style:style>
    <style:style style:name="T50" style:family="text">
      <style:text-properties style:font-name="Times New Roman" fo:font-size="14pt" fo:font-style="normal" fo:font-weight="normal" style:font-size-asian="14pt" style:font-style-asian="normal" style:font-weight-asian="normal" style:font-size-complex="14pt"/>
    </style:style>
    <style:style style:name="T51" style:family="text">
      <style:text-properties style:font-name="Times New Roman" fo:font-size="14pt" fo:font-style="normal" fo:font-weight="bold" style:font-size-asian="14pt" style:font-style-asian="normal" style:font-weight-asian="bold" style:font-size-complex="14pt" style:font-weight-complex="bold"/>
    </style:style>
    <style:style style:name="T52" style:family="text">
      <style:text-properties officeooo:rsid="0142b80f"/>
    </style:style>
    <style:style style:name="T53" style:family="text">
      <style:text-properties officeooo:rsid="01435f41"/>
    </style:style>
    <style:style style:name="T54" style:family="text">
      <style:text-properties officeooo:rsid="01448276"/>
    </style:style>
    <style:style style:name="T55" style:family="text">
      <style:text-properties officeooo:rsid="014f5394"/>
    </style:style>
    <style:style style:name="T56" style:family="text">
      <style:text-properties style:text-position="super 58%" style:font-name="Times New Roman" fo:font-size="14pt" officeooo:rsid="0165e5c3" style:font-size-asian="14pt" style:font-size-complex="14pt"/>
    </style:style>
    <style:style style:name="T57" style:family="text">
      <style:text-properties style:text-position="super 58%" style:font-name="Times New Roman" fo:font-size="14pt" fo:language="uk" fo:country="UA" officeooo:rsid="016a2322" style:font-size-asian="14pt" style:font-size-complex="14pt"/>
    </style:style>
    <style:style style:name="T58" style:family="text">
      <style:text-properties style:text-position="super 58%" style:font-name="Times New Roman" fo:font-size="14pt" fo:language="uk" fo:country="UA" officeooo:rsid="016cb4b1" style:font-size-asian="14pt" style:font-size-complex="14pt"/>
    </style:style>
    <style:style style:name="T59" style:family="text">
      <style:text-properties style:text-position="super 58%" style:font-name="Times New Roman" fo:font-size="14pt" fo:language="uk" fo:country="UA" officeooo:rsid="01744041" style:font-size-asian="14pt" style:font-size-complex="14pt"/>
    </style:style>
    <style:style style:name="T60" style:family="text">
      <style:text-properties style:text-position="super 58%" fo:font-size="14pt" fo:language="uk" fo:country="UA" officeooo:rsid="016e20f6" style:font-size-asian="14pt" style:font-size-complex="14pt"/>
    </style:style>
    <style:style style:name="T61" style:family="text">
      <style:text-properties style:text-position="super 58%" fo:font-size="14pt" officeooo:rsid="017f59e3" style:font-size-asian="14pt" style:font-size-complex="14pt"/>
    </style:style>
    <style:style style:name="T62" style:family="text">
      <style:text-properties style:text-position="super 58%" fo:font-size="14pt" officeooo:rsid="0180e54d" style:font-size-asian="14pt" style:font-size-complex="14pt"/>
    </style:style>
    <style:style style:name="T63" style:family="text">
      <style:text-properties style:text-position="super 58%" fo:font-size="14pt" officeooo:rsid="01820577" style:font-size-asian="14pt" style:font-size-complex="14pt"/>
    </style:style>
    <style:style style:name="T64" style:family="text">
      <style:text-properties style:text-position="super 58%" officeooo:rsid="017383c4"/>
    </style:style>
    <style:style style:name="T65" style:family="text">
      <style:text-properties style:text-position="super 58%" officeooo:rsid="0175d4b3"/>
    </style:style>
    <style:style style:name="T66" style:family="text">
      <style:text-properties officeooo:rsid="01a4f758"/>
    </style:style>
    <style:style style:name="T67" style:family="text">
      <style:text-properties officeooo:rsid="01a578ae"/>
    </style:style>
    <style:style style:name="T68" style:family="text">
      <style:text-properties officeooo:rsid="01a77057"/>
    </style:style>
    <style:style style:name="T69" style:family="text">
      <style:text-properties officeooo:rsid="01a7bd51"/>
    </style:style>
    <style:style style:name="T70" style:family="text">
      <style:text-properties officeooo:rsid="01a8abc0"/>
    </style:style>
    <style:style style:name="T71" style:family="text">
      <style:text-properties officeooo:rsid="01ac554e"/>
    </style:style>
    <style:style style:name="T72" style:family="text">
      <style:text-properties officeooo:rsid="01ad6f2e"/>
    </style:style>
    <style:style style:name="T73" style:family="text">
      <style:text-properties officeooo:rsid="01afeed7"/>
    </style:style>
    <style:style style:name="T74" style:family="text">
      <style:text-properties officeooo:rsid="01b1ceda"/>
    </style:style>
    <style:style style:name="T75" style:family="text">
      <style:text-properties officeooo:rsid="01b33295"/>
    </style:style>
    <style:style style:name="T76" style:family="text">
      <style:text-properties officeooo:rsid="01b37ee2"/>
    </style:style>
    <style:style style:name="T77" style:family="text">
      <style:text-properties officeooo:rsid="01b5b82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Міністерство освіти і науки України</text:p>
      <text:p text:style-name="P11"/>
      <text:p text:style-name="P13">Український державний університет науки і технологій</text:p>
      <text:p text:style-name="P13"/>
      <text:p text:style-name="P46">Факультет Комп’ютерні технології та системи</text:p>
      <text:p text:style-name="P43"><text:span text:style-name="T6">Кафедра</text:span><text:span text:style-name="T11"> Комп’ютерні інформаційні технології</text:span></text:p>
      <text:p text:style-name="P13"/>
      <text:p text:style-name="P13"/>
      <text:p text:style-name="P13"/>
      <text:p text:style-name="P77">Пояснювальна записка</text:p>
      <text:p text:style-name="P21">до кваліфікаційної роботи</text:p>
      <text:p text:style-name="P21">бакалавра</text:p>
      <text:p text:style-name="P14"/>
      <text:p text:style-name="P12"/>
      <text:p text:style-name="P51"><text:span text:style-name="T6">на тему: </text:span><text:span text:style-name="T11"><text:s/></text:span><text:span text:style-name="T30">«Розробка засобів підбору та перевірки коректності УДК-шифрів наукових робіт» </text:span></text:p>
      <text:p text:style-name="P42"><text:span text:style-name="T6">за освітньою програмою </text:span><text:span text:style-name="T18">12 </text:span><text:span text:style-name="T29">Інженерія програмного забезпечення</text:span><text:span text:style-name="T34"> </text:span></text:p>
      <text:p text:style-name="P42"><text:span text:style-name="T6">зі спеціальності: </text:span><text:span text:style-name="T18">121 Інженерія програмного забезпечення</text:span></text:p>
      <text:p text:style-name="P18"/>
      <text:p text:style-name="P18"/>
      <text:p text:style-name="P42"><text:span text:style-name="T6">Виконав: студент групи </text:span><text:span text:style-name="T19">ПЗ</text:span><text:span text:style-name="T20">1911</text:span><text:span text:style-name="T6">: <text:s text:c="24"/>___ <text:s text:c="3"/>____ <text:s text:c="2"/>/ Сафонов ДАНИЛО /</text:span></text:p>
      <text:p text:style-name="P79">(посада) <text:tab/>(підпис)</text:p>
      <text:p text:style-name="P16"/>
      <text:p text:style-name="P42"><text:span text:style-name="T11">Керівник: <text:tab/><text:tab/> <text:s text:c="46"/></text:span><text:span text:style-name="T6"><text:s text:c="3"/>___ <text:s text:c="3"/>____ </text:span><text:span text:style-name="T11">/</text:span><text:span text:style-name="T6">Олена </text:span><text:span text:style-name="T19">КУРОП`ЯТНИК/</text:span></text:p>
      <text:p text:style-name="P80">(посада) <text:tab/>(підпис)</text:p>
      <text:p text:style-name="P18"/>
      <text:p text:style-name="P42"><text:span text:style-name="T6">Нормоконтролер: <text:s/></text:span><text:span text:style-name="T11"><text:s text:c="47"/></text:span><text:span text:style-name="T6"><text:s text:c="3"/>___ <text:s text:c="3"/>____</text:span><text:span text:style-name="T11"> <text:s/>/ </text:span><text:span text:style-name="T19">Світлана ВОЛКОВА /</text:span></text:p>
      <text:p text:style-name="P79">(посада) <text:tab/>(підпис)</text:p>
      <text:p text:style-name="P16"/>
      <text:p text:style-name="P18">Консультанти:</text:p>
      <text:p text:style-name="P61"><text:span text:style-name="T6">Економічний розділ <text:s text:c="48"/>___ <text:s text:c="3"/>____</text:span><text:span text:style-name="T30"> </text:span><text:span text:style-name="T14">/ Микола ГНЕНИЙ /</text:span></text:p>
      <text:p text:style-name="P81">(посада) <text:tab/>(підпис)</text:p>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4">Дніпро – 2023 рік</text:span></text:span></text:p>
      <text:p text:style-name="P97">Ministry of Education and Science of Ukraine</text:p>
      <text:p text:style-name="P29"/>
      <text:p text:style-name="P29">Ukrainian State University of Science and Technologies</text:p>
      <text:p text:style-name="P19"/>
      <text:p text:style-name="P49">Faculty Computer technologies and systems</text:p>
      <text:p text:style-name="P49">Department Computer information technology</text:p>
      <text:p text:style-name="P29"/>
      <text:p text:style-name="P29"/>
      <text:p text:style-name="P29"/>
      <text:p text:style-name="P78">Explanatory Note</text:p>
      <text:p text:style-name="P29">to Master’s Thesis</text:p>
      <text:p text:style-name="P29">master</text:p>
      <text:p text:style-name="P33"/>
      <text:p text:style-name="P38"/>
      <text:p text:style-name="P52"><text:span text:style-name="T2">on the topic</text:span><text:span text:style-name="T6">: </text:span><text:span text:style-name="T2"><text:s/>«</text:span><text:span text:style-name="T19">Development of </text:span><text:span text:style-name="T22">tools</text:span><text:span text:style-name="T19"> </text:span><text:span text:style-name="T23">to </text:span><text:span text:style-name="T19">select and check the correctness of UDC codes of scientific works</text:span><text:span text:style-name="T33">» </text:span></text:p>
      <text:p text:style-name="P22"/>
      <text:p text:style-name="P52"><text:span text:style-name="T6">according to educational curriculum</text:span><text:span text:style-name="T19"> </text:span><text:span text:style-name="T18">12 </text:span><text:span text:style-name="T32">software engineering</text:span></text:p>
      <text:p text:style-name="P52"><text:span text:style-name="T6">in the Speciality: </text:span><text:span text:style-name="T18">121 </text:span><text:span text:style-name="T32">software engineering</text:span></text:p>
      <text:p text:style-name="P22"/>
      <text:p text:style-name="P22"/>
      <text:p text:style-name="P22"/>
      <text:p text:style-name="P22"/>
      <text:p text:style-name="P52"><text:span text:style-name="T2">Done by the student of the group </text:span><text:span text:style-name="T33">PZ</text:span><text:span text:style-name="T21">1911</text:span><text:span text:style-name="T6">: <text:s text:c="5"/></text:span><text:span text:style-name="T2"><text:s text:c="7"/></text:span><text:span text:style-name="T6"><text:s text:c="3"/>___ <text:s text:c="3"/>____ <text:s text:c="14"/>/ </text:span><text:span text:style-name="T7">Danylo Safonov /</text:span></text:p>
      <text:p text:style-name="P53"><text:span text:style-name="T17">(</text:span><text:span text:style-name="T16">посада</text:span><text:span text:style-name="T17">) <text:tab/>(</text:span><text:span text:style-name="T16">підпис</text:span><text:span text:style-name="T17">)</text:span></text:p>
      <text:p text:style-name="P34"/>
      <text:p text:style-name="P34"/>
      <text:p text:style-name="P52"><text:span text:style-name="T2">Scientific Supervisor: <text:s text:c="48"/></text:span><text:span text:style-name="T6">___ <text:s text:c="3"/>____</text:span><text:span text:style-name="T2"> <text:s text:c="9"/>/</text:span><text:span text:style-name="T6">Olena KUROPYATNYK/</text:span></text:p>
      <text:p text:style-name="P53"><text:span text:style-name="T17">(</text:span><text:span text:style-name="T16">посада</text:span><text:span text:style-name="T17">) <text:tab/>(</text:span><text:span text:style-name="T16">підпис</text:span><text:span text:style-name="T17">)</text:span></text:p>
      <text:p text:style-name="P22"/>
      <text:p text:style-name="P22"/>
      <text:p text:style-name="P52"><text:span text:style-name="T2">Normative controller: </text:span><text:span text:style-name="T6"><text:s text:c="48"/>___ <text:s text:c="3"/>____ <text:s text:c="11"/>/</text:span><text:span text:style-name="T2"> Svitlana VOLKOVA</text:span><text:span text:style-name="T6">/</text:span></text:p>
      <text:p text:style-name="P53"><text:span text:style-name="T17">(</text:span><text:span text:style-name="T16">посада</text:span><text:span text:style-name="T17">) <text:tab/>(</text:span><text:span text:style-name="T16">підпис</text:span><text:span text:style-name="T17">)</text:span></text:p>
      <text:p text:style-name="P34"/>
      <text:p text:style-name="P34"/>
      <text:p text:style-name="P52"><text:span text:style-name="T2">Supervisors</text:span><text:span text:style-name="T6">:</text:span></text:p>
      <text:p text:style-name="P62"><text:span text:style-name="T2">Economic part</text:span><text:span text:style-name="T6"> <text:s text:c="59"/>___ <text:s text:c="3"/>____ <text:s text:c="3"/></text:span><text:span text:style-name="T2"><text:s text:c="8"/></text:span><text:span text:style-name="T6"><text:s/>/</text:span><text:span text:style-name="T14"> Mykola GNENNIYN/</text:span></text:p>
      <text:p text:style-name="P82"><text:s text:c="2"/>(посада) <text:tab/>(підпис)</text:p>
      <text:p text:style-name="P22"/>
      <text:p text:style-name="P19"/>
      <text:p text:style-name="P22"/>
      <text:p text:style-name="P22"/>
      <text:p text:style-name="P30"/>
      <text:p text:style-name="P30"/>
      <text:p text:style-name="P30"/>
      <text:p text:style-name="P3"><text:span text:style-name="Emphasis"><text:span text:style-name="T13">Dnipro</text:span></text:span><text:span text:style-name="Emphasis"><text:span text:style-name="T4"> – 2023</text:span></text:span></text:p>
      <text:p text:style-name="P90">Міністерство освіти і науки України</text:p>
      <text:p text:style-name="P32">Український державний університет науки і технологій</text:p>
      <text:p text:style-name="P32"/>
      <text:p text:style-name="P73"><text:span text:style-name="T2">Факульте</text:span><text:span text:style-name="T33">т: Комп'ютерних технологій і систем </text:span></text:p>
      <text:p text:style-name="P50">Кафедра: Комп’ютерні інформаційні технології</text:p>
      <text:p text:style-name="P74"><text:span text:style-name="T2">Рівень вищ</text:span><text:span text:style-name="T33">ої освіти: </text:span><text:span text:style-name="T19">бакалавр</text:span></text:p>
      <text:p text:style-name="P44"><text:span text:style-name="T2">Освітня програма: </text:span><text:span text:style-name="T1">Інженерія програмного забезпечення</text:span></text:p>
      <text:p text:style-name="P50">Спеціальність: Інженерія програмного забезпечення</text:p>
      <text:p text:style-name="P64"/>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4"><text:span text:style-name="T6">ЗАТВЕРДЖУЮ</text:span><text:span text:style-name="T11"> </text:span></text:p>
            <text:p text:style-name="P54"><text:span text:style-name="T11">Завідувач кафедри <text:s text:c="2"/>____</text:span><text:span text:style-name="T31">КІТ</text:span><text:span text:style-name="T15"> </text:span></text:p>
            <text:p text:style-name="P54"><text:span text:style-name="T11">_________ </text:span><text:span text:style-name="T19">Вадим ГОРЯЧКІН</text:span><text:span text:style-name="T30"> </text:span></text:p>
            <text:p text:style-name="P54"><text:span text:style-name="T19">________ <text:s/></text:span><text:span text:style-name="T25">07</text:span><text:span text:style-name="T19"> <text:s text:c="2"/>грудня <text:s text:c="2"/></text:span><text:span text:style-name="T30">20</text:span><text:span text:style-name="T19">2</text:span><text:span text:style-name="T24">2</text:span><text:span text:style-name="T30"> р</text:span><text:span text:style-name="T11">.</text:span></text:p>
            <text:p text:style-name="P76"/>
          </table:table-cell>
        </table:table-row>
      </table:table>
      <text:p text:style-name="P36"/>
      <text:p text:style-name="P15"/>
      <text:p text:style-name="P15"/>
      <text:p text:style-name="P27">ЗАВДАННЯ</text:p>
      <text:p text:style-name="P20"/>
      <text:p text:style-name="P56"><text:span text:style-name="T6">На кваліфікаційну роботу </text:span><text:span text:style-name="T2"><text:s/></text:span><text:span text:style-name="T6"><text:s/>____</text:span><text:span text:style-name="T19">Бакалавр</text:span><text:span text:style-name="T9">______</text:span></text:p>
      <text:p text:style-name="P55"><text:span text:style-name="T6">студенту Сафонов Данило Євгенович</text:span><text:span text:style-name="T9">______________________________</text:span></text:p>
      <text:p text:style-name="P23"/>
      <text:list xml:id="list1449669616" text:style-name="WWNum3">
        <text:list-item>
          <text:p text:style-name="P98"><text:span text:style-name="T6">Тема дипломної роботи: </text:span><text:span text:style-name="T19">Розробка засобів підбору та перевірки коректності УДК-шифрів наукових робіт.</text:span></text:p>
        </text:list-item>
      </text:list>
      <text:p text:style-name="P59"><text:span text:style-name="T6">Керівник роботи: </text:span><text:span text:style-name="T19">Куроп'ятник Олена Сергіївна</text:span></text:p>
      <text:p text:style-name="P59"><text:span text:style-name="T6">затверджені наказом<text:tab/> </text:span><text:span text:style-name="T8">1209</text:span><text:span text:style-name="T14"> </text:span><text:span text:style-name="T19">ст від 0</text:span><text:span text:style-name="T26">7</text:span><text:span text:style-name="T19">.12. 2022 року</text:span><text:bookmark text:name="_GoBack"/></text:p>
      <text:p text:style-name="P23"/>
      <text:list xml:id="list195142270600359" text:continue-numbering="true" text:style-name="WWNum3">
        <text:list-item>
          <text:p text:style-name="P98"><text:span text:style-name="T6">Строк подання студентом роботи </text:span><text:span text:style-name="T14">___.___. 202_ року</text:span></text:p>
        </text:list-item>
      </text:list>
      <text:p text:style-name="P23"/>
      <text:list xml:id="list195143307819817" text:continue-numbering="true" text:style-name="WWNum3">
        <text:list-item>
          <text:p text:style-name="P98"><text:span text:style-name="T6">Вихідні дані до дипломної роботи: </text:span><text:span text:style-name="T14">_____________________________________.</text:span></text:p>
        </text:list-item>
      </text:list>
      <text:p text:style-name="P63"/>
      <text:list xml:id="list195142446073029" text:continue-numbering="true" text:style-name="WWNum3">
        <text:list-item>
          <text:p text:style-name="P95">Зміст пояснювальної записки (перелік питань до розробки):</text:p>
          <text:list>
            <text:list-item>
              <text:p text:style-name="P99"><text:span text:style-name="T2">Аналітична частина:</text:span><text:span text:style-name="T14"> ______________;</text:span></text:p>
            </text:list-item>
            <text:list-item>
              <text:p text:style-name="P99"><text:span text:style-name="T2">Основна частина:</text:span><text:span text:style-name="T14"> ________;</text:span></text:p>
            </text:list-item>
            <text:list-item>
              <text:p text:style-name="P99"><text:span text:style-name="T2">Економічна частина:</text:span><text:span text:style-name="T14"> __________;</text:span></text:p>
            </text:list-item>
          </text:list>
        </text:list-item>
        <text:list-item>
          <text:p text:style-name="P95">Перелік демонстраційного матеріалу:</text:p>
          <text:list>
            <text:list-item>
              <text:p text:style-name="P100">доповідь;</text:p>
            </text:list-item>
            <text:list-item>
              <text:p text:style-name="P100">презентація;</text:p>
            </text:list-item>
            <text:list-item>
              <text:p text:style-name="P100"><text:soft-page-break/>демонстраційне відео.</text:p>
            </text:list-item>
          </text:list>
        </text:list-item>
      </text:list>
      <text:p text:style-name="P24"/>
      <text:list xml:id="list195142519126991" text:continue-numbering="true" text:style-name="WWNum3">
        <text:list-item>
          <text:p text:style-name="P96">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Техніко-економічні розрахунки</text:p>
          </table:table-cell>
          <table:table-cell table:style-name="Table2.A1" office:value-type="string">
            <text:p text:style-name="P66">Микола ГНЕНИЙ</text:p>
          </table:table-cell>
          <table:table-cell table:style-name="Table2.A1" office:value-type="string">
            <text:p text:style-name="P47">Куроп'ятник Олена Сергіївна</text:p>
          </table:table-cell>
          <table:table-cell table:style-name="Table2.A1" office:value-type="string">
            <text:p text:style-name="P48">Сафонов Данило Євгенович</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41">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8">Вступ</text:p>
          </table:table-cell>
          <table:table-cell table:style-name="Table3.C2" office:value-type="string">
            <text:p text:style-name="P69">03.03.22 – 14.04.22</text:p>
          </table:table-cell>
          <table:table-cell table:style-name="Table3.A1" office:value-type="string">
            <text:p text:style-name="P67"/>
          </table:table-cell>
        </table:table-row>
        <table:table-row table:style-name="Table3.1">
          <table:table-cell table:style-name="Table3.A1" office:value-type="string">
            <text:p text:style-name="P40">2</text:p>
          </table:table-cell>
          <table:table-cell table:style-name="Table3.A1" office:value-type="string">
            <text:p text:style-name="P68">Аналіз сучасного стану дослідження проблеми за науковими літературними джерелами</text:p>
          </table:table-cell>
          <table:table-cell table:style-name="Table3.C3" office:value-type="string">
            <text:p text:style-name="P69">15.04.22 – 22.08.22</text:p>
          </table:table-cell>
          <table:table-cell table:style-name="Table3.A1" office:value-type="string">
            <text:p text:style-name="P67"/>
          </table:table-cell>
        </table:table-row>
        <table:table-row table:style-name="Table3.1">
          <table:table-cell table:style-name="Table3.A1" office:value-type="string">
            <text:p text:style-name="P40">3</text:p>
          </table:table-cell>
          <table:table-cell table:style-name="Table3.A1" office:value-type="string">
            <text:p text:style-name="P68">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9">23.08.22 – 18.10.22</text:p>
          </table:table-cell>
          <table:table-cell table:style-name="Table3.A1" office:value-type="string">
            <text:p text:style-name="P67"/>
          </table:table-cell>
        </table:table-row>
        <table:table-row table:style-name="Table3.1">
          <table:table-cell table:style-name="Table3.A1" office:value-type="string">
            <text:p text:style-name="P40">4</text:p>
          </table:table-cell>
          <table:table-cell table:style-name="Table3.A1" office:value-type="string">
            <text:p text:style-name="P68">Постановка задачі, технічне завдання</text:p>
          </table:table-cell>
          <table:table-cell table:style-name="Table3.C5" office:value-type="string">
            <text:p text:style-name="P69">19.10.22 – 20.10.22</text:p>
          </table:table-cell>
          <table:table-cell table:style-name="Table3.A1" office:value-type="string">
            <text:p text:style-name="P65">30%</text:p>
          </table:table-cell>
        </table:table-row>
        <table:table-row table:style-name="Table3.1">
          <table:table-cell table:style-name="Table3.A1" office:value-type="string">
            <text:p text:style-name="P40">5</text:p>
          </table:table-cell>
          <table:table-cell table:style-name="Table3.A1" office:value-type="string">
            <text:p text:style-name="P68">Техніко-економічні показники</text:p>
          </table:table-cell>
          <table:table-cell table:style-name="Table3.C6" office:value-type="string">
            <text:p text:style-name="P69">21.10.22 – 07.11.22</text:p>
          </table:table-cell>
          <table:table-cell table:style-name="Table3.A1" office:value-type="string">
            <text:p text:style-name="P67"/>
          </table:table-cell>
        </table:table-row>
        <table:table-row table:style-name="Table3.1">
          <table:table-cell table:style-name="Table3.A1" office:value-type="string">
            <text:p text:style-name="P40">6</text:p>
          </table:table-cell>
          <table:table-cell table:style-name="Table3.A1" office:value-type="string">
            <text:p text:style-name="P68">Розробка інструментальних засобів дослідження</text:p>
          </table:table-cell>
          <table:table-cell table:style-name="Table3.C7" office:value-type="string">
            <text:p text:style-name="P69">08.11.22 – 13.11.22</text:p>
          </table:table-cell>
          <table:table-cell table:style-name="Table3.A1" office:value-type="string">
            <text:p text:style-name="P67"/>
          </table:table-cell>
        </table:table-row>
        <table:table-row table:style-name="Table3.1">
          <table:table-cell table:style-name="Table3.A1" office:value-type="string">
            <text:p text:style-name="P40">7</text:p>
          </table:table-cell>
          <table:table-cell table:style-name="Table3.A1" office:value-type="string">
            <text:p text:style-name="P68">Виконання досліджень</text:p>
          </table:table-cell>
          <table:table-cell table:style-name="Table3.C8" office:value-type="string">
            <text:p text:style-name="P69">14.11.22 – 18.11.22</text:p>
          </table:table-cell>
          <table:table-cell table:style-name="Table3.A1" office:value-type="string">
            <text:p text:style-name="P65">60%</text:p>
          </table:table-cell>
        </table:table-row>
        <table:table-row table:style-name="Table3.1">
          <table:table-cell table:style-name="Table3.A1" office:value-type="string">
            <text:p text:style-name="P40">8</text:p>
          </table:table-cell>
          <table:table-cell table:style-name="Table3.A1" office:value-type="string">
            <text:p text:style-name="P68">Оформлення тез доповідей</text:p>
          </table:table-cell>
          <table:table-cell table:style-name="Table3.C9" office:value-type="string">
            <text:p text:style-name="P69">19.11.22 – 23.11.22</text:p>
          </table:table-cell>
          <table:table-cell table:style-name="Table3.A1" office:value-type="string">
            <text:p text:style-name="P67"/>
          </table:table-cell>
        </table:table-row>
        <table:table-row table:style-name="Table3.1">
          <table:table-cell table:style-name="Table3.A1" office:value-type="string">
            <text:p text:style-name="P40">9</text:p>
          </table:table-cell>
          <table:table-cell table:style-name="Table3.A1" office:value-type="string">
            <text:p text:style-name="P68">Оформлення статті у фаховий журнал</text:p>
          </table:table-cell>
          <table:table-cell table:style-name="Table3.C10" office:value-type="string">
            <text:p text:style-name="P69">24.11.22 – 28.11.22</text:p>
          </table:table-cell>
          <table:table-cell table:style-name="Table3.A1" office:value-type="string">
            <text:p text:style-name="P67"/>
          </table:table-cell>
        </table:table-row>
        <table:table-row table:style-name="Table3.1">
          <table:table-cell table:style-name="Table3.A1" office:value-type="string">
            <text:p text:style-name="P40">10</text:p>
          </table:table-cell>
          <table:table-cell table:style-name="Table3.A1" office:value-type="string">
            <text:p text:style-name="P68">Оформлення пояснювальної записки</text:p>
          </table:table-cell>
          <table:table-cell table:style-name="Table3.C11" office:value-type="string">
            <text:p text:style-name="P69">29.11.22 – 05.12.22</text:p>
          </table:table-cell>
          <table:table-cell table:style-name="Table3.A1" office:value-type="string">
            <text:p text:style-name="P67"/>
          </table:table-cell>
        </table:table-row>
        <table:table-row table:style-name="Table3.1">
          <table:table-cell table:style-name="Table3.A1" office:value-type="string">
            <text:p text:style-name="P40">11</text:p>
          </table:table-cell>
          <table:table-cell table:style-name="Table3.A1" office:value-type="string">
            <text:p text:style-name="P68">Розробка демонстраційних матеріалів</text:p>
          </table:table-cell>
          <table:table-cell table:style-name="Table3.C12" office:value-type="string">
            <text:p text:style-name="P69">02.09.22 – 15.09.22</text:p>
          </table:table-cell>
          <table:table-cell table:style-name="Table3.A1" office:value-type="string">
            <text:p text:style-name="P65">100%</text:p>
          </table:table-cell>
        </table:table-row>
        <table:table-row table:style-name="Table3.1">
          <table:table-cell table:style-name="Table3.A1" office:value-type="string">
            <text:p text:style-name="P40">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5">23.12.22</text:p>
          </table:table-cell>
          <table:table-cell table:style-name="Table3.A1" office:value-type="string">
            <text:p text:style-name="P67"/>
          </table:table-cell>
        </table:table-row>
        <table:table-row table:style-name="Table3.1">
          <table:table-cell table:style-name="Table3.A1" office:value-type="string">
            <text:p text:style-name="P40">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5">27.12.22</text:p>
          </table:table-cell>
          <table:table-cell table:style-name="Table3.A1" office:value-type="string">
            <text:p text:style-name="P67"/>
          </table:table-cell>
        </table:table-row>
      </table:table>
      <text:p text:style-name="P35"/>
      <text:p text:style-name="P70"><text:span text:style-name="T2">Студент<text:tab/><text:tab/><text:tab/><text:tab/><text:tab/><text:tab/><text:tab/> ________ <text:s/></text:span><text:span text:style-name="T6">/Сафонов ДАНИЛО/</text:span><text:span text:style-name="T2"> </text:span></text:p>
      <text:p text:style-name="P37"/>
      <text:p text:style-name="P37"/>
      <text:p text:style-name="P71"><text:span text:style-name="Emphasis"><text:span text:style-name="T4">Керівник роботи <text:s/><text:tab/><text:tab/><text:tab/><text:tab/> _________<text:tab/></text:span></text:span><text:span text:style-name="Emphasis"><text:span text:style-name="T12">/</text:span></text:span><text:span text:style-name="Emphasis"><text:span text:style-name="T10">Олена </text:span></text:span><text:span text:style-name="Emphasis"><text:span text:style-name="T27">КУРОП`ЯТНИК/</text:span></text:span></text:p>
      <text:p text:style-name="P91"><text:bookmark-start text:name="__RefHeading___Toc1739_2640220185"/><text:span text:style-name="Emphasis"><text:span text:style-name="T5">РЕФЕРАТ</text:span></text:span><text:bookmark-end text:name="__RefHeading___Toc1739_2640220185"/></text:p>
      <text:p text:style-name="P57"><text:span text:style-name="Emphasis"><text:span text:style-name="T27">Пояснювальна записка до кваліфікаційної роботи магістра </text:span></text:span><text:span text:style-name="Emphasis"><text:span text:style-name="T35">176 с., 70 рис. , 8 табл., 5 додатки, 58 джерел.</text:span></text:span></text:p>
      <text:p text:style-name="P58"><text:span text:style-name="Emphasis"><text:span text:style-name="T28">Об’єкт розробки -</text:span></text:span></text:p>
      <text:p text:style-name="P45">Мета роботи -</text:p>
      <text:p text:style-name="P45">Методи дослідження:</text:p>
      <text:p text:style-name="P45">Ключові слова:</text:p>
      <text:p text:style-name="P92"><text:span text:style-name="Emphasis"><text:span text:style-name="T28">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3">ВСТУП<text:tab/>8</text:p>
          <text:p text:style-name="P93">АНАЛІЗ ПРОБЛЕМИ<text:tab/>9</text:p>
          <text:p text:style-name="P93">ВИБІР ЗАСОБІВ ПРОГРАМУВАННЯ<text:tab/>11</text:p>
          <text:p text:style-name="P93">ПЕРЕТВОРЕННЯ КЛЮЧОВИХ СЛІВ НА КЛАСИ УДК<text:tab/>13</text:p>
        </text:index-body>
      </text:table-of-content>
      <text:p text:style-name="P60"><text:span text:style-name="Emphasis"><text:span text:style-name="T28"/></text:span></text:p>
      <text:p text:style-name="P39">ПЕРЕЛІК УМОВНИХ ПОЗНАЧЕНЬ, СИМВОЛІВ, ОДИНИЦЬ, СКОРОЧЕНЬ І ТЕРМІНІВ</text:p>
      <text:h text:style-name="P101" text:outline-level="1"><text:bookmark-start text:name="__RefHeading___Toc1909_2640220185"/>ВСТУП<text:bookmark-end text:name="__RefHeading___Toc1909_2640220185"/></text:h>
      <text:p text:style-name="P83">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3">Перевірка може бути виконана у два кроки:</text:p>
      <text:list xml:id="list3193141690" text:style-name="L1">
        <text:list-item>
          <text:p text:style-name="P103">Переклад</text:p>
        </text:list-item>
        <text:list-item>
          <text:p text:style-name="P103">Порівняння наданого шифру із перекладом.</text:p>
        </text:list-item>
      </text:list>
      <text:p text:style-name="P83">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83"><text:line-break/></text:p>
      <text:h text:style-name="P101" text:outline-level="1"><text:bookmark-start text:name="__RefHeading___Toc3797_2653140296"/>АНАЛІЗ ПРОБЛЕМИ<text:bookmark-end text:name="__RefHeading___Toc3797_2653140296"/></text:h>
      <text:p text:style-name="P89"><text:span text:style-name="T36">Мета роботи - розробити ПЗ для підбору та перевірки коректності УДК</text:span><text:span text:style-name="T56">[</text:span><text:span text:style-name="T56"><text:bookmark-ref text:reference-format="number" text:ref-name="__RefNumPara__1518_1245211710">1</text:bookmark-ref></text:span><text:span text:style-name="T56">]</text:span><text:span text:style-name="T36">-шифрів (далі - шифр) наукових робіт </text:span><text:span text:style-name="T37">(далі — робота)</text:span><text:span text:style-name="T36">. Під підбором розуміється наступний функціонал - на вході маємо текст роботи, на виході - список класів та підкласів </text:span><text:span text:style-name="T38">УДК (далі - класів)</text:span><text:span text:style-name="T36">,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4">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5">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2">Це можна розглядати як проблему класифікації</text:span><text:span text:style-name="T57">[</text:span><text:span text:style-name="T57"><text:bookmark-ref text:reference-format="number" text:ref-name="__RefNumPara__1585_1245211710">2</text:bookmark-ref></text:span><text:span text:style-name="T57">, </text:span><text:span text:style-name="T57"><text:bookmark-ref text:reference-format="number" text:ref-name="__RefNumPara__1619_1245211710">3</text:bookmark-ref></text:span><text:span text:style-name="T57">]</text:span><text:span text:style-name="T42"> - маємо множину об'єктів, які </text:span><text:span text:style-name="T50">певним</text:span><text:span text:style-name="T42"> чином розподілені на класи (підмножини). Задача класифікації - різновид машинного навчання</text:span><text:span text:style-name="T58">[</text:span><text:span text:style-name="T58"><text:bookmark-ref text:reference-format="number" text:ref-name="__RefNumPara__1659_1245211710">4</text:bookmark-ref></text:span><text:span text:style-name="T58">]</text:span><text:span text:style-name="T42"> (англ. machine learning, далі — ML). </text:span><text:span text:style-name="Шрифт_20_абзацу_20_за_20_промовчанням"><text:span text:style-name="T42">Розрізняють два типи навчання:</text:span></text:span></text:p>
      <text:list xml:id="list3054112740" text:style-name="L2">
        <text:list-item>
          <text:p text:style-name="P113">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13">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6">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3497434722" text:style-name="L3">
        <text:list-item>
          <text:p text:style-name="P104">Витягнемо з тексту роботи ключові слові<text:span text:style-name="T64">[</text:span><text:span text:style-name="T64"><text:bookmark-ref text:reference-format="number" text:ref-name="__RefNumPara__1815_1245211710">7</text:bookmark-ref></text:span><text:span text:style-name="T64">]</text:span></text:p>
        </text:list-item>
        <text:list-item>
          <text:p text:style-name="P114">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60">[</text:span><text:span text:style-name="T60"><text:bookmark-ref text:reference-format="number" text:ref-name="__RefNumPara__1727_1245211710">5</text:bookmark-ref></text:span><text:span text:style-name="T60">, </text:span><text:span text:style-name="T60"><text:bookmark-ref text:reference-format="number" text:ref-name="__RefNumPara__1729_1245211710">6</text:bookmark-ref></text:span><text:span text:style-name="T60">]</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889573676" text:style-name="L4">
        <text:list-header>
          <text:h text:style-name="P102" text:outline-level="1"><text:bookmark-start text:name="__RefHeading___Toc3799_2653140296"/><text:span text:style-name="T42">ВИБІР</text:span><text:span text:style-name="T49"> </text:span><text:span text:style-name="T51">ЗАСОБІВ ПРОГРАМУВАННЯ</text:span><text:bookmark-end text:name="__RefHeading___Toc3799_2653140296"/></text:h>
        </text:list-header>
      </text:list>
      <text:p text:style-name="P72"><text:span text:style-name="T42">Для реалізації даного ПЗ було обрано мову Python як найпопулярнішу в даному напрямі. </text:span><text:span text:style-name="T50">Для вирішення задачі</text:span><text:span text:style-name="T2"> отримання ключових слів для заданого тексту потрібен такий функціонал:</text:span></text:p>
      <text:list xml:id="list2863186912" text:style-name="L5">
        <text:list-item>
          <text:p text:style-name="P115">токенізація</text:p>
        </text:list-item>
        <text:list-item>
          <text:p text:style-name="P116"><text:span text:style-name="T2">видалення стоп слів</text:span><text:span text:style-name="T61">[</text:span><text:span text:style-name="T61"><text:bookmark-ref text:reference-format="number" text:ref-name="__RefNumPara__2409_1245211710">9</text:bookmark-ref></text:span><text:span text:style-name="T61">]</text:span></text:p>
        </text:list-item>
        <text:list-item>
          <text:p text:style-name="P116"><text:span text:style-name="T2">розмічування частин мови</text:span><text:span text:style-name="T62">[</text:span><text:span text:style-name="T62"><text:bookmark-ref text:reference-format="number" text:ref-name="__RefNumPara__2619_1245211710">10</text:bookmark-ref></text:span><text:span text:style-name="T62">]</text:span></text:p>
        </text:list-item>
        <text:list-item>
          <text:p text:style-name="P116"><text:span text:style-name="T2">розпізнавання іменованих сутностей</text:span><text:span text:style-name="T62">[</text:span><text:span text:style-name="T62"><text:bookmark-ref text:reference-format="number" text:ref-name="__RefNumPara__3058_1245211710">11</text:bookmark-ref></text:span><text:span text:style-name="T62">]</text:span></text:p>
        </text:list-item>
      </text:list>
      <text:p text:style-name="P72"><text:span text:style-name="T2">або готовий алгоритм виділення ключових слів</text:span><text:span text:style-name="T63">[</text:span><text:span text:style-name="T63"><text:bookmark-ref text:reference-format="number" text:ref-name="__RefNumPara__1815_1245211710">7</text:bookmark-ref></text:span><text:span text:style-name="T63">]</text:span><text:span text:style-name="T2">.<text:line-break/></text:span><text:span text:style-name="T3">З</text:span><text:span text:style-name="T2">найдено такі бібліотеки зі схожим функціоналом</text:span><text:span text:style-name="T42">:</text:span></text:p>
      <text:list xml:id="list3732847227" text:style-name="L6">
        <text:list-item>
          <text:p text:style-name="P117"><text:bookmark-start text:name="__RefNumPara__1879_1245211710"/><text:span text:style-name="T43">RAKE </text:span><text:span text:style-name="T44">(</text:span><text:span text:style-name="T2">Rapid Automatic Keyword Extraction</text:span><text:span text:style-name="T44">)</text:span><text:span text:style-name="T59">[</text:span><text:span text:style-name="T59"><text:bookmark-ref text:reference-format="number" text:ref-name="__RefNumPara__1883_1245211710">15</text:bookmark-ref></text:span><text:span text:style-name="T59">]</text:span><text:bookmark-end text:name="__RefNumPara__1879_1245211710"/></text:p>
        </text:list-item>
        <text:list-item>
          <text:p text:style-name="P106"><text:bookmark-start text:name="__RefNumPara__1881_1245211710"/>YAKE <text:span text:style-name="T52">(Yet Another Keyword Extract</text:span><text:span text:style-name="T53">or</text:span><text:span text:style-name="T52">)</text:span><text:span text:style-name="T65">[</text:span><text:span text:style-name="T65"><text:bookmark-ref text:reference-format="number" text:ref-name="__RefNumPara__1885_1245211710">16</text:bookmark-ref></text:span><text:span text:style-name="T65">]</text:span><text:bookmark-end text:name="__RefNumPara__1881_1245211710"/></text:p>
        </text:list-item>
        <text:list-item>
          <text:p text:style-name="P108"><text:span text:style-name="T55">S</text:span>paCy<text:span text:style-name="T65">[</text:span><text:span text:style-name="T65"><text:bookmark-ref text:reference-format="number" text:ref-name="__RefNumPara__1887_1245211710">13</text:bookmark-ref></text:span><text:span text:style-name="T65">]</text:span></text:p>
        </text:list-item>
        <text:list-item>
          <text:p text:style-name="P106">NLTK <text:span text:style-name="T54">(Natural Language Toolkit)</text:span><text:span text:style-name="T65">[</text:span><text:span text:style-name="T65"><text:bookmark-ref text:reference-format="number" text:ref-name="__RefNumPara__1889_1245211710">12</text:bookmark-ref></text:span><text:span text:style-name="T65">]</text:span></text:p>
        </text:list-item>
        <text:list-item>
          <text:p text:style-name="P106">TextBlob<text:span text:style-name="T65">[</text:span><text:span text:style-name="T65"><text:bookmark-ref text:reference-format="number" text:ref-name="__RefNumPara__1891_1245211710">14</text:bookmark-ref></text:span><text:span text:style-name="T65">]</text:span></text:p>
        </text:list-item>
        <text:list-item>
          <text:p text:style-name="P106">Gensim<text:span text:style-name="T65">[</text:span><text:span text:style-name="T65"><text:bookmark-ref text:reference-format="number" text:ref-name="__RefNumPara__1893_1245211710">17</text:bookmark-ref></text:span><text:span text:style-name="T65">]</text:span></text:p>
        </text:list-item>
      </text:list>
      <text:p text:style-name="P87">YAKE потребує тренування на конкретному наборі даних - не підходить для цього випадку з тієї самої причини що й класифікація.</text:p>
      <text:p text:style-name="P87">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2924402626" text:style-name="L7">
        <text:list-item>
          <text:p text:style-name="P107">вони програють SpaCy за швидкістю</text:p>
        </text:list-item>
        <text:list-item>
          <text:p text:style-name="P107">SpaCy має кращі моделі</text:p>
        </text:list-item>
        <text:list-item>
          <text:p text:style-name="P107">SpaCy має більш просунуті функції</text:p>
        </text:list-item>
      </text:list>
      <text:p text:style-name="P87">Хоча SpaCy не має готового алгоритму витягування ключових слів, його дуже легко реалізувати.</text:p>
      <text:p text:style-name="P88"><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8">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8">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8">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3625860345" text:style-name="L8">
        <text:list-item>
          <text:p text:style-name="P109">має весь потрібний функціонал</text:p>
        </text:list-item>
        <text:list-item>
          <text:p text:style-name="P109">має моделі</text:p>
        </text:list-item>
        <text:list-item>
          <text:p text:style-name="P109">швидше за інші бібліотеки</text:p>
        </text:list-item>
      </text:list>
      <text:h text:style-name="P101" text:outline-level="1"><text:bookmark-start text:name="__RefHeading___Toc3801_2653140296"/>ПЕРЕТВОРЕННЯ КЛЮЧОВИХ СЛІВ НА КЛАСИ УДК<text:bookmark-end text:name="__RefHeading___Toc3801_2653140296"/></text:h>
      <text:p text:style-name="P11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110">1. Беремо ключові слова з існуючої роботи (ті які надав автор)</text:p>
      <text:p text:style-name="P110">2. Витягуємо ключові слова з тексту з допомогою обраного алгоритму</text:p>
      <text:p text:style-name="P110">3. Порівнюємо ключові слова з п.1 та п.2 та додаємо до каталогу ті, які входять до обох списків.</text:p>
      <text:p text:style-name="P11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list xml:id="list1370581516" text:style-name="L9">
        <text:list-item>
          <text:p text:style-name="P121"><text:bookmark-start text:name="__RefNumPara__1518_1245211710"/><text:reference-mark-start text:name="Універсальна десяткова класифікація"/><text:span text:style-name="T39">Universal Decimal Classification<text:line-break/></text:span><text:span text:style-name="T40">URL: </text:span><text:a xlink:type="simple" xlink:href="https://en.wikipedia.org/wiki/Universal_Decimal_Classification" text:style-name="Internet_20_link" text:visited-style-name="Visited_20_Internet_20_Link"><text:span text:style-name="T36">https://en.wikipedia.org/wiki/Universal_Decimal_Classification</text:span></text:a><text:bookmark-end text:name="__RefNumPara__1518_1245211710"/><text:reference-mark-end text:name="Універсальна десяткова класифікація"/></text:p>
        </text:list-item>
        <text:list-item>
          <text:p text:style-name="P122"><text:bookmark-start text:name="__RefNumPara__1585_1245211710"/><text:span text:style-name="T41">Multiclass Classification<text:line-break/>URL: </text:span><text:a xlink:type="simple" xlink:href="https://en.wikipedia.org/wiki/Multiclass_classification" text:style-name="Internet_20_link" text:visited-style-name="Visited_20_Internet_20_Link"><text:span text:style-name="T36">https://en.wikipedia.org/wiki/Multiclass_classification</text:span></text:a><text:bookmark-end text:name="__RefNumPara__1585_1245211710"/></text:p>
        </text:list-item>
        <text:list-item>
          <text:p text:style-name="P123"><text:bookmark-start text:name="__RefNumPara__1619_1245211710"/><text:span text:style-name="T41">Statistical Classification<text:line-break/>URL: </text:span><text:a xlink:type="simple" xlink:href="https://en.wikipedia.org/wiki/Statistical_classification" text:style-name="Internet_20_link" text:visited-style-name="Visited_20_Internet_20_Link"><text:span text:style-name="T36">https://en.wikipedia.org/wiki/Statistical_classification</text:span></text:a><text:bookmark-end text:name="__RefNumPara__1619_1245211710"/></text:p>
        </text:list-item>
        <text:list-item>
          <text:p text:style-name="P119"><text:bookmark-start text:name="__RefNumPara__1659_1245211710"/><text:span text:style-name="T45">Machine Learning<text:line-break/>URL: </text:span><text:a xlink:type="simple" xlink:href="https://en.wikipedia.org/wiki/Machine_learning" text:style-name="Internet_20_link" text:visited-style-name="Visited_20_Internet_20_Link"><text:span text:style-name="T42">https://en.wikipedia.org/wiki/Machine_learning</text:span></text:a><text:bookmark-end text:name="__RefNumPara__1659_1245211710"/></text:p>
        </text:list-item>
        <text:list-item>
          <text:p text:style-name="P120"><text:bookmark-start text:name="__RefNumPara__1727_1245211710"/><text:span text:style-name="T46">Universal Decimal Classification summary<text:line-break/>URL: </text:span><text:a xlink:type="simple" xlink:href="https://udcsummary.info/php/index.php" text:style-name="Internet_20_link" text:visited-style-name="Visited_20_Internet_20_Link"><text:span text:style-name="T42">https://udcsummary.info/php/index.php</text:span></text:a><text:bookmark-end text:name="__RefNumPara__1727_1245211710"/></text:p>
        </text:list-item>
        <text:list-item>
          <text:p text:style-name="P120"><text:bookmark-start text:name="__RefNumPara__1729_1245211710"/><text:span text:style-name="T47">Universal Decimal Classification Summary Linked Data<text:line-break/>URL: </text:span><text:a xlink:type="simple" xlink:href="https://udcdata.info/" text:style-name="Internet_20_link" text:visited-style-name="Visited_20_Internet_20_Link"><text:span text:style-name="T42">https://udcdata.info/</text:span></text:a><text:bookmark-end text:name="__RefNumPara__1729_1245211710"/></text:p>
        </text:list-item>
        <text:list-item>
          <text:p text:style-name="P120"><text:bookmark-start text:name="__RefNumPara__1815_1245211710"/><text:span text:style-name="T48">Keyword extraction<text:line-break/>URL: </text:span><text:a xlink:type="simple" xlink:href="https://en.wikipedia.org/wiki/Keyword_extraction" text:style-name="Internet_20_link" text:visited-style-name="Visited_20_Internet_20_Link"><text:span text:style-name="T42">https://en.wikipedia.org/wiki/Keyword_extraction</text:span></text:a><text:bookmark-end text:name="__RefNumPara__1815_1245211710"/></text:p>
        </text:list-item>
        <text:list-item>
          <text:p text:style-name="P111"><text:span text:style-name="T66">Natur</text:span><text:span text:style-name="T67">al</text:span><text:span text:style-name="T66">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11"><text:bookmark-start text:name="__RefNumPara__2409_1245211710"/><text:span text:style-name="T68">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11"><text:bookmark-start text:name="__RefNumPara__2619_1245211710"/><text:span text:style-name="T69">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11"><text:bookmark-start text:name="__RefNumPara__3058_1245211710"/><text:span text:style-name="T70">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11"><text:bookmark-start text:name="__RefNumPara__1889_1245211710"/><text:span text:style-name="T72">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05"><text:bookmark-start text:name="__RefNumPara__1887_1245211710"/><text:span text:style-name="T73">spaCy<text:line-break/>URL: </text:span><text:a xlink:type="simple" xlink:href="https://spacy.io/" text:style-name="Internet_20_link" text:visited-style-name="Visited_20_Internet_20_Link">https://spacy.io/</text:a><text:bookmark-end text:name="__RefNumPara__1887_1245211710"/></text:p>
        </text:list-item>
        <text:list-item>
          <text:p text:style-name="P111"><text:bookmark-start text:name="__RefNumPara__1891_1245211710"/><text:span text:style-name="T74">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05"><text:bookmark-start text:name="__RefNumPara__1883_1245211710"/><text:span text:style-name="T75">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11"><text:bookmark-start text:name="__RefNumPara__1885_1245211710"/><text:soft-page-break/><text:span text:style-name="T76">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12"><text:bookmark-start text:name="__RefNumPara__1893_1245211710"/><text:span text:style-name="T77">gensim<text:line-break/>URL: </text:span>https://pypi.org/project/gensim/<text:bookmark-end text:name="__RefNumPara__1893_12452117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5</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3-18T19:51:33.267397051</dc:date>
    <meta:editing-duration>PT15H37M48S</meta:editing-duration>
    <meta:editing-cycles>402</meta:editing-cycles>
    <meta:generator>LibreOffice/7.3.7.2$Linux_X86_64 LibreOffice_project/30$Build-2</meta:generator>
    <meta:document-statistic meta:table-count="3" meta:image-count="0" meta:object-count="0" meta:page-count="15" meta:paragraph-count="210" meta:word-count="1462" meta:character-count="11570" meta:non-whitespace-character-count="9746"/>
  </office:meta>
</office:document-meta>
</file>